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D900000115FB6581E3.png" manifest:media-type="image/png"/>
  <manifest:file-entry manifest:full-path="Pictures/10000001000005880000009BD48DC40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36.495cm" svg:height="6.75cm" svg:x="0.005cm" svg:y="3.75cm">
          <draw:image xlink:href="Pictures/10000001000005D900000115FB6581E3.png" xlink:type="simple" xlink:show="embed" xlink:actuate="onLoad" draw:mime-type="image/png">
            <text:p/>
          </draw:image>
        </draw:frame>
        <draw:frame draw:style-name="gr1" draw:text-style-name="P1" draw:layer="layout" svg:width="36.566cm" svg:height="4cm" svg:x="0cm" svg:y="11cm">
          <draw:image xlink:href="Pictures/10000001000005880000009BD48DC40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8-08T09:44:29.989856000</dc:date>
    <meta:editing-duration>PT1M35S</meta:editing-duration>
    <meta:editing-cycles>1</meta:editing-cycles>
    <meta:document-statistic meta:object-count="2"/>
    <meta:generator>LibreOffice/25.2.5.2$Windows_X86_64 LibreOffice_project/03d19516eb2e1dd5d4ccd751a0d6f35f35e08022</meta:generator>
  </office:meta>
</office:document-meta>
</file>